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objectwithoutfill"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5"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6"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0"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1"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43"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7"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8"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50"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54"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55" style:family="graphic" style:parent-style-name="objectwithoutfill" style:list-style-name="L1">
      <style:graphic-properties draw:stroke="solid" draw:stroke-dash="Dash_20_1" svg:stroke-width="0.1cm" svg:stroke-color="#cccccc" draw:marker-start="" draw:marker-start-width="0.35cm" draw:marker-start-center="false" draw:marker-end="" draw:marker-end-width="0.3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57"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2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2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2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2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4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4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4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4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6"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7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7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1">
      <style:graphic-properties draw:stroke="solid" svg:stroke-width="0.1cm" svg:stroke-color="#cccccc" draw:marker-start="" draw:marker-start-width="0.35cm" draw:marker-start-center="false" draw:marker-end="" draw:marker-end-width="0.35cm" draw:marker-end-center="false" svg:stroke-opacity="100%" draw:stroke-linejoin="round" draw:fill="solid" draw:fill-color="#99ccff" draw:secondary-fill-color="#99ccff" draw:gradient-step-count="0" draw:fill-hatch-solid="false" draw:opacity="7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7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graphic-properties svg:stroke-color="#000000" draw:fill="solid" draw:fill-color="#e6e64c" draw:textarea-vertical-align="middle" draw:auto-grow-height="false" fo:min-height="0.749cm" fo:min-width="0.499cm"/>
    </style:style>
    <style:style style:name="gr170"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1"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8"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5"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objectwithoutfill" style:list-style-name="L1">
      <style:graphic-properties draw:stroke="solid" svg:stroke-width="0.1cm" svg:stroke-color="#ff0000" draw:marker-start="" draw:marker-start-width="0.35cm" draw:marker-start-center="false" draw:marker-end="" draw:marker-end-width="0.3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list-style-name="L1">
      <style:graphic-properties draw:stroke="solid" svg:stroke-width="0.1cm"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0" style:family="graphic" style:parent-style-name="standard" style:list-style-name="L1">
      <style:graphic-properties draw:stroke="solid" svg:stroke-width="0.1cm" svg:stroke-color="#280099" draw:marker-start="" draw:marker-start-width="0.35cm" draw:marker-start-center="false" draw:marker-end="" draw:marker-end-width="0.35cm" draw:marker-end-center="false" svg:stroke-opacity="100%" draw:stroke-linejoin="roun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5"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6"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7"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8"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9"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0"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1"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2"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3"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4"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5"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6"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7"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8"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9"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0"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1"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2" style:family="graphic" style:parent-style-name="standard"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solid" draw:fill-color="#ffff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3"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4" style:family="graphic" style:parent-style-name="objectwithoutfill" style:list-style-name="L1">
      <style:graphic-properties draw:stroke="solid" draw:stroke-dash="Dash_20_1" svg:stroke-width="0.05cm" svg:stroke-color="#000000" draw:marker-start="" draw:marker-start-width="0.275cm" draw:marker-start-center="false" draw:marker-end="" draw:marker-end-width="0.2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none" style:country-asian="none" style:font-style-asian="normal" style:font-weight-asian="normal" style:font-family-complex="Tahoma" style:font-pitch-complex="variable" style:font-size-complex="18pt" style:language-complex="none" style:country-complex="none" style:font-style-complex="normal" style:font-weight-complex="normal" style:text-emphasize="none" style:text-scale="100%" style:font-relief="none" fo:hyphenate="false"/>
    </style:style>
    <style:style style:name="P2" style:family="paragraph">
      <style:paragraph-properties fo:margin-left="0cm" fo:margin-right="0cm" fo:text-indent="0cm"/>
      <style:text-properties fo:color="#ff0000" fo:font-weight="bold"/>
    </style:style>
    <style:style style:name="P3" style:family="paragraph">
      <style:text-properties fo:color="#ff0000" fo:font-weight="bold"/>
    </style:style>
    <style:style style:name="P4" style:family="paragraph">
      <style:paragraph-properties fo:margin-left="0cm" fo:margin-right="0cm" fo:text-indent="0cm"/>
      <style:text-properties fo:color="#0000ff"/>
    </style:style>
    <style:style style:name="P5" style:family="paragraph">
      <style:text-properties fo:color="#0000ff" fo:font-size="14pt"/>
    </style:style>
    <style:style style:name="P6" style:family="paragraph">
      <style:paragraph-properties fo:margin-left="0cm" fo:margin-right="0cm" fo:text-indent="0cm"/>
      <style:text-properties fo:color="#0000ff" fo:font-weight="bold"/>
    </style:style>
    <style:style style:name="P7" style:family="paragraph">
      <style:text-properties fo:color="#0000ff" fo:font-weight="bold"/>
    </style:style>
    <style:style style:name="P8" style:family="paragraph">
      <style:paragraph-properties fo:margin-left="0cm" fo:margin-right="0cm" fo:text-indent="0cm"/>
      <style:text-properties fo:color="#ff8080" fo:font-weight="bold"/>
    </style:style>
    <style:style style:name="P9" style:family="paragraph">
      <style:text-properties fo:color="#ff8080" fo:font-weight="bold"/>
    </style:style>
    <style:style style:name="P10" style:family="paragraph">
      <style:paragraph-properties fo:margin-left="0cm" fo:margin-right="0cm" fo:text-indent="0cm"/>
      <style:text-properties fo:color="#b3b3b3" fo:font-weight="bold"/>
    </style:style>
    <style:style style:name="P11" style:family="paragraph">
      <style:text-properties fo:color="#b3b3b3" fo:font-weight="bold"/>
    </style:style>
    <style:style style:name="P12" style:family="paragraph">
      <style:paragraph-properties fo:text-align="center"/>
    </style:style>
    <style:style style:name="P13" style:family="paragraph">
      <style:paragraph-properties fo:margin-left="0cm" fo:margin-right="0cm" fo:text-align="center" fo:text-indent="0cm"/>
      <style:text-properties fo:color="#0000ff" fo:font-size="24pt" fo:font-weight="bold"/>
    </style:style>
    <style:style style:name="P14" style:family="paragraph">
      <style:text-properties fo:color="#0000ff" fo:font-size="24pt" fo:font-weight="bold"/>
    </style:style>
    <style:style style:name="T1" style:family="text">
      <style:text-properties fo:color="#ff0000" fo:font-weight="bold"/>
    </style:style>
    <style:style style:name="T2" style:family="text">
      <style:text-properties fo:font-size="14pt"/>
    </style:style>
    <style:style style:name="T3" style:family="text">
      <style:text-properties fo:font-weight="bold"/>
    </style:style>
    <style:style style:name="T4" style:family="text">
      <style:text-properties fo:color="#ff8080" fo:font-weight="bold"/>
    </style:style>
    <style:style style:name="T5" style:family="text">
      <style:text-properties fo:color="#b3b3b3" fo:font-weight="bold"/>
    </style:style>
    <style:style style:name="T6" style:family="text">
      <style:text-properties fo:font-size="2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4cm" svg:height="7.185cm" svg:x="1.339cm" svg:y="5.847cm">
          <text:p/>
          <draw:enhanced-geometry svg:viewBox="0 0 21600 21600" draw:path-stretchpoint-x="10800" draw:path-stretchpoint-y="10800" draw:text-areas="?f3 ?f4 ?f5 ?f6" draw:mirror-horizontal="false" draw:mirror-vertical="false"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0.563cm" svg:height="2.359cm" svg:x="5.285cm" svg:y="3.334cm">
          <text:p/>
        </draw:rect>
        <draw:custom-shape draw:style-name="gr3" draw:text-style-name="P1" draw:layer="layout" svg:width="2.497cm" svg:height="2.497cm" svg:x="4.282cm" svg:y="1.322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4" draw:text-style-name="P1" draw:layer="layout" svg:width="0.989cm" svg:height="0.679cm" svg:x="4.292cm" svg:y="5.024cm" svg:viewBox="0 0 990 680" draw:points="989,669 498,0 0,679">
            <text:p/>
          </draw:polyline>
          <draw:polyline draw:style-name="gr5" draw:text-style-name="P1" draw:layer="layout" svg:width="0.99cm" svg:height="0.679cm" svg:x="5.819cm" svg:y="5.024cm" svg:viewBox="0 0 991 680" draw:points="990,669 498,0 0,679">
            <text:p/>
          </draw:polyline>
        </draw:g>
        <draw:custom-shape draw:style-name="gr6"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mirror-horizontal="false" draw:mirror-vertical="false" draw:type="ellipse"/>
        </draw:custom-shape>
        <draw:path draw:style-name="gr7" draw:text-style-name="P1" draw:layer="layout" svg:width="1.371cm" svg:height="1.379cm" svg:x="4.923cm" svg:y="1.91cm" svg:viewBox="0 0 1372 1380" svg:d="m1371 886c-85-239-16-275-308-583-220-232-580-419-728-216-258 354-206 282-308 606-55 177-59 718 308 685l731-69">
          <text:p/>
        </draw:path>
        <draw:frame draw:style-name="gr8" draw:text-style-name="P3" draw:layer="layout" svg:width="6.416cm" svg:height="1.715cm" svg:x="9.078cm" svg:y="1.917cm">
          <draw:text-box>
            <text:p text:style-name="P2"><text:span text:style-name="T1">Le virus se fixe sur </text:span></text:p>
            <text:p text:style-name="P2"><text:span text:style-name="T1">une cellule</text:span></text:p>
          </draw:text-box>
        </draw:frame>
        <draw:frame draw:style-name="gr8" draw:text-style-name="P5" draw:layer="layout" svg:width="1.543cm" svg:height="0.806cm" svg:x="2.865cm" svg:y="3.252cm">
          <draw:text-box>
            <text:p text:style-name="P4"><text:span text:style-name="T2">virus</text:span></text:p>
          </draw:text-box>
        </draw:frame>
        <draw:frame draw:style-name="gr8" draw:text-style-name="P5" draw:layer="layout" svg:width="1.907cm" svg:height="0.806cm" svg:x="1.165cm" svg:y="12.767cm">
          <draw:text-box>
            <text:p text:style-name="P4"><text:span text:style-name="T2">cellule</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2" draw:style-name="dp1" draw:master-page-name="Standard">
        <office:forms form:automatic-focus="false" form:apply-design-mode="false"/>
        <draw:custom-shape draw:style-name="gr9" draw:text-style-name="P1" draw:layer="layout" svg:width="14cm" svg:height="7.185cm" svg:x="1.339cm" svg:y="5.847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0" draw:text-style-name="P1" draw:layer="layout" svg:width="0.563cm" svg:height="2.359cm" svg:x="5.285cm" svg:y="3.334cm">
          <text:p/>
        </draw:rect>
        <draw:custom-shape draw:style-name="gr11" draw:text-style-name="P1" draw:layer="layout" svg:width="2.497cm" svg:height="2.497cm" svg:x="4.282cm" svg:y="1.3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2" draw:text-style-name="P1" draw:layer="layout" svg:width="0.989cm" svg:height="0.679cm" svg:x="4.292cm" svg:y="5.024cm" svg:viewBox="0 0 990 680" draw:points="989,669 498,0 0,679">
            <text:p/>
          </draw:polyline>
          <draw:polyline draw:style-name="gr13" draw:text-style-name="P1" draw:layer="layout" svg:width="0.99cm" svg:height="0.679cm" svg:x="5.819cm" svg:y="5.024cm" svg:viewBox="0 0 991 680" draw:points="990,669 498,0 0,679">
            <text:p/>
          </draw:polyline>
        </draw:g>
        <draw:custom-shape draw:style-name="gr14"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type="ellipse"/>
        </draw:custom-shape>
        <draw:path draw:style-name="gr15" draw:text-style-name="P1" draw:layer="layout" svg:width="0.747cm" svg:height="3.995cm" svg:x="4.963cm" svg:y="3.041cm" svg:viewBox="0 0 748 3996" svg:d="m14 50c-86-239 242 443 501 620 265 180 98 262 190 498 118 301-42 111-144 435-56 177-39 1275 16 1645l118 747">
          <text:p/>
        </draw:path>
        <draw:frame draw:style-name="gr8" draw:text-style-name="P3" draw:layer="layout" svg:width="5.887cm" svg:height="0.983cm" svg:x="9.079cm" svg:y="1.918cm">
          <draw:text-box>
            <text:p text:style-name="P2"><text:span text:style-name="T1">Il injecte son ADN</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3" draw:style-name="dp1" draw:master-page-name="Standard">
        <office:forms form:automatic-focus="false" form:apply-design-mode="false"/>
        <draw:custom-shape draw:style-name="gr16" draw:text-style-name="P1" draw:layer="layout" svg:width="14cm" svg:height="7.185cm" svg:x="1.339cm" svg:y="5.847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7" draw:text-style-name="P1" draw:layer="layout" svg:width="0.563cm" svg:height="2.359cm" svg:x="5.285cm" svg:y="3.334cm">
          <text:p/>
        </draw:rect>
        <draw:custom-shape draw:style-name="gr18" draw:text-style-name="P1" draw:layer="layout" svg:width="2.497cm" svg:height="2.497cm" svg:x="4.282cm" svg:y="1.3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9" draw:text-style-name="P1" draw:layer="layout" svg:width="0.989cm" svg:height="0.679cm" svg:x="4.292cm" svg:y="5.024cm" svg:viewBox="0 0 990 680" draw:points="989,669 498,0 0,679">
            <text:p/>
          </draw:polyline>
          <draw:polyline draw:style-name="gr20" draw:text-style-name="P1" draw:layer="layout" svg:width="0.99cm" svg:height="0.679cm" svg:x="5.819cm" svg:y="5.024cm" svg:viewBox="0 0 991 680" draw:points="990,669 498,0 0,679">
            <text:p/>
          </draw:polyline>
        </draw:g>
        <draw:custom-shape draw:style-name="gr21"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type="ellipse"/>
        </draw:custom-shape>
        <draw:path draw:style-name="gr22" draw:text-style-name="P1" draw:layer="layout" svg:width="0.958cm" svg:height="4.203cm" svg:x="5.472cm" svg:y="4.149cm" svg:viewBox="0 0 959 4204" svg:d="m130 34c-86-239-250 859 9 1036 265 180-42 236 50 472 118 301 43 666-59 990-56 177-230 895 71 1116l757 555">
          <text:p/>
        </draw:path>
        <draw:frame draw:style-name="gr8" draw:text-style-name="P3" draw:layer="layout" svg:width="5.887cm" svg:height="0.983cm" svg:x="9.08cm" svg:y="1.919cm">
          <draw:text-box>
            <text:p text:style-name="P2"><text:span text:style-name="T1">Il injecte son ADN</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4" draw:style-name="dp1" draw:master-page-name="Standard">
        <office:forms form:automatic-focus="false" form:apply-design-mode="false"/>
        <draw:custom-shape draw:style-name="gr23" draw:text-style-name="P1" draw:layer="layout" svg:width="14cm" svg:height="7.185cm" svg:x="1.339cm" svg:y="5.847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4" draw:text-style-name="P1" draw:layer="layout" svg:width="0.563cm" svg:height="2.359cm" svg:x="5.285cm" svg:y="3.334cm">
          <text:p/>
        </draw:rect>
        <draw:custom-shape draw:style-name="gr25" draw:text-style-name="P1" draw:layer="layout" svg:width="2.497cm" svg:height="2.497cm" svg:x="4.282cm" svg:y="1.3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6" draw:text-style-name="P1" draw:layer="layout" svg:width="0.989cm" svg:height="0.679cm" svg:x="4.292cm" svg:y="5.024cm" svg:viewBox="0 0 990 680" draw:points="989,669 498,0 0,679">
            <text:p/>
          </draw:polyline>
          <draw:polyline draw:style-name="gr27" draw:text-style-name="P1" draw:layer="layout" svg:width="0.99cm" svg:height="0.679cm" svg:x="5.819cm" svg:y="5.024cm" svg:viewBox="0 0 991 680" draw:points="990,669 498,0 0,679">
            <text:p/>
          </draw:polyline>
        </draw:g>
        <draw:custom-shape draw:style-name="gr28"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type="ellipse"/>
        </draw:custom-shape>
        <draw:path draw:style-name="gr29" draw:text-style-name="P1" draw:layer="layout" svg:width="1.667cm" svg:height="3.582cm" svg:x="5.502cm" svg:y="5.538cm" svg:viewBox="0 0 1668 3583" svg:d="m130 34c-86-239-250 859 9 1036 265 180-42 236 50 472 118 301 737 430 635 754-56 177-475 901-118 1005l961 281">
          <text:p/>
        </draw:path>
        <draw:frame draw:style-name="gr8" draw:text-style-name="P9" draw:layer="layout" svg:width="5.887cm" svg:height="0.983cm" svg:x="9.08cm" svg:y="1.919cm">
          <draw:text-box>
            <text:p text:style-name="P8"><text:span text:style-name="T4">Il injecte son ADN</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5" draw:style-name="dp1" draw:master-page-name="Standard">
        <office:forms form:automatic-focus="false" form:apply-design-mode="false"/>
        <draw:custom-shape draw:style-name="gr30" draw:text-style-name="P1" draw:layer="layout" svg:width="14cm" svg:height="7.185cm" svg:x="1.339cm" svg:y="5.847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type="ellipse"/>
        </draw:custom-shape>
        <draw:path draw:style-name="gr32" draw:text-style-name="P1" draw:layer="layout" svg:width="1.484cm" svg:height="2.697cm" svg:x="7.577cm" svg:y="7.396cm" svg:viewBox="0 0 1485 2698" svg:d="m1484 157c-86-239-946-266-887 340 31 318-447 563-355 799 118 301-134 16-236 340-56 177 289 1184 635 1049l828-325">
          <text:p/>
        </draw:path>
        <draw:frame draw:style-name="gr8" draw:text-style-name="P11" draw:layer="layout" svg:width="5.887cm" svg:height="0.983cm" svg:x="9.079cm" svg:y="1.918cm">
          <draw:text-box>
            <text:p text:style-name="P10"><text:span text:style-name="T5">Il injecte son ADN</text:span></text:p>
          </draw:text-box>
        </draw:frame>
        <draw:rect draw:style-name="gr33" draw:text-style-name="P1" draw:layer="layout" svg:width="0.563cm" svg:height="1.838cm" svg:x="5.286cm" svg:y="3.856cm">
          <text:p/>
        </draw:rect>
        <draw:custom-shape draw:style-name="gr34" draw:text-style-name="P1" draw:layer="layout" svg:width="2.497cm" svg:height="2.497cm" svg:x="4.283cm" svg:y="1.3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35" draw:text-style-name="P1" draw:layer="layout" svg:width="0.989cm" svg:height="0.679cm" svg:x="4.293cm" svg:y="5.025cm" svg:viewBox="0 0 990 680" draw:points="989,669 498,0 0,679">
            <text:p/>
          </draw:polyline>
          <draw:polyline draw:style-name="gr36" draw:text-style-name="P1" draw:layer="layout" svg:width="0.99cm" svg:height="0.679cm" svg:x="5.82cm" svg:y="5.025cm" svg:viewBox="0 0 991 680" draw:points="990,669 498,0 0,679">
            <text:p/>
          </draw:polyline>
        </draw:g>
        <draw:frame draw:style-name="gr8" draw:text-style-name="P7" draw:layer="layout" svg:width="6.839cm" svg:height="0.983cm" svg:x="14.93cm" svg:y="16.849cm">
          <draw:text-box>
            <text:p text:style-name="P6"><text:span text:style-name="T3">Cliquer pour avancer</text:span></text:p>
          </draw:text-box>
        </draw:frame>
      </draw:page>
      <draw:page draw:name="page6" draw:style-name="dp1" draw:master-page-name="Standard">
        <office:forms form:automatic-focus="false" form:apply-design-mode="false"/>
        <draw:custom-shape draw:style-name="gr37" draw:text-style-name="P1" draw:layer="layout" svg:width="14cm" svg:height="7.185cm" svg:x="1.339cm" svg:y="5.847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0.563cm" svg:height="1.838cm" svg:x="5.285cm" svg:y="3.855cm">
          <text:p/>
        </draw:rect>
        <draw:custom-shape draw:style-name="gr39" draw:text-style-name="P1" draw:layer="layout" svg:width="2.497cm" svg:height="2.497cm" svg:x="4.282cm" svg:y="1.3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40" draw:text-style-name="P1" draw:layer="layout" svg:width="0.989cm" svg:height="0.679cm" svg:x="4.292cm" svg:y="5.024cm" svg:viewBox="0 0 990 680" draw:points="989,669 498,0 0,679">
            <text:p/>
          </draw:polyline>
          <draw:polyline draw:style-name="gr41" draw:text-style-name="P1" draw:layer="layout" svg:width="0.99cm" svg:height="0.679cm" svg:x="5.819cm" svg:y="5.024cm" svg:viewBox="0 0 991 680" draw:points="990,669 498,0 0,679">
            <text:p/>
          </draw:polyline>
        </draw:g>
        <draw:custom-shape draw:style-name="gr42" draw:text-style-name="P1" draw:layer="layout" svg:width="4.054cm" svg:height="4.053cm" svg:x="7.041cm" svg:y="7.619cm">
          <text:p/>
          <draw:enhanced-geometry svg:viewBox="0 0 21600 21600" draw:glue-points="10800 0 3160 3160 0 10800 3160 18440 10800 21600 18440 18440 21600 10800 18440 3160" draw:text-areas="3200 3200 18400 18400" draw:type="ellipse"/>
        </draw:custom-shape>
        <draw:path draw:style-name="gr43" draw:text-style-name="P1" draw:layer="layout" svg:width="2.42cm" svg:height="2.304cm" svg:x="7.377cm" svg:y="8.1cm" svg:viewBox="0 0 2421 2305" svg:d="m2420 414c-85-239-1311-538-1052-361 266 181-960 66-868 302 118 301-380 246-482 570-56 177 10 724 331 911l810 468">
          <text:p/>
        </draw:path>
        <draw:frame draw:style-name="gr8" draw:text-style-name="P9" draw:layer="layout" svg:width="7.479cm" svg:height="1.715cm" svg:x="9.079cm" svg:y="1.918cm">
          <draw:text-box>
            <text:p text:style-name="P8"><text:span text:style-name="T4">L'ADN viral s'incorpore</text:span></text:p>
            <text:p text:style-name="P8"><text:span text:style-name="T4">au noyau cellulaire</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7" draw:style-name="dp1" draw:master-page-name="Standard">
        <office:forms form:automatic-focus="false" form:apply-design-mode="false"/>
        <draw:custom-shape draw:style-name="gr44" draw:text-style-name="P1" draw:layer="layout" svg:width="14cm" svg:height="7.185cm" svg:x="1.339cm" svg:y="5.848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1" draw:layer="layout" svg:width="0.563cm" svg:height="1.838cm" svg:x="5.285cm" svg:y="3.856cm">
          <text:p/>
        </draw:rect>
        <draw:custom-shape draw:style-name="gr46" draw:text-style-name="P1" draw:layer="layout" svg:width="2.497cm" svg:height="2.497cm" svg:x="4.282cm" svg:y="1.3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47" draw:text-style-name="P1" draw:layer="layout" svg:width="0.989cm" svg:height="0.679cm" svg:x="4.292cm" svg:y="5.025cm" svg:viewBox="0 0 990 680" draw:points="989,669 498,0 0,679">
            <text:p/>
          </draw:polyline>
          <draw:polyline draw:style-name="gr48" draw:text-style-name="P1" draw:layer="layout" svg:width="0.99cm" svg:height="0.679cm" svg:x="5.819cm" svg:y="5.025cm" svg:viewBox="0 0 991 680" draw:points="990,669 498,0 0,679">
            <text:p/>
          </draw:polyline>
        </draw:g>
        <draw:custom-shape draw:style-name="gr49" draw:text-style-name="P1" draw:layer="layout" svg:width="4.054cm" svg:height="4.053cm" svg:x="7.041cm" svg:y="7.62cm">
          <text:p/>
          <draw:enhanced-geometry svg:viewBox="0 0 21600 21600" draw:glue-points="10800 0 3160 3160 0 10800 3160 18440 10800 21600 18440 18440 21600 10800 18440 3160" draw:text-areas="3200 3200 18400 18400" draw:type="ellipse"/>
        </draw:custom-shape>
        <draw:path draw:style-name="gr50" draw:text-style-name="P1" draw:layer="layout" svg:width="2.42cm" svg:height="2.304cm" svg:x="7.377cm" svg:y="8.101cm" svg:viewBox="0 0 2421 2305" svg:d="m2420 414c-85-239-1311-538-1052-361 266 181-960 66-868 302 118 301-380 246-482 570-56 177 10 724 331 911l810 468">
          <text:p/>
        </draw:path>
        <draw:frame draw:style-name="gr8" draw:text-style-name="P9" draw:layer="layout" svg:width="7.479cm" svg:height="1.715cm" svg:x="9.079cm" svg:y="1.919cm">
          <draw:text-box>
            <text:p text:style-name="P8"><text:span text:style-name="T4">L'ADN viral s'incorpore</text:span></text:p>
            <text:p text:style-name="P8"><text:span text:style-name="T4">au noyau cellulaire</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8" draw:style-name="dp1" draw:master-page-name="Standard">
        <office:forms form:automatic-focus="false" form:apply-design-mode="false"/>
        <draw:custom-shape draw:style-name="gr51" draw:text-style-name="P1" draw:layer="layout" svg:width="14cm" svg:height="7.185cm" svg:x="1.339cm" svg:y="5.849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2" draw:text-style-name="P1" draw:layer="layout" svg:width="0.563cm" svg:height="1.838cm" svg:x="5.285cm" svg:y="3.857cm">
          <text:p/>
        </draw:rect>
        <draw:custom-shape draw:style-name="gr53" draw:text-style-name="P1" draw:layer="layout" svg:width="2.497cm" svg:height="2.497cm" svg:x="4.282cm" svg:y="1.3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54" draw:text-style-name="P1" draw:layer="layout" svg:width="0.989cm" svg:height="0.679cm" svg:x="4.292cm" svg:y="5.026cm" svg:viewBox="0 0 990 680" draw:points="989,669 498,0 0,679">
            <text:p/>
          </draw:polyline>
          <draw:polyline draw:style-name="gr55" draw:text-style-name="P1" draw:layer="layout" svg:width="0.99cm" svg:height="0.679cm" svg:x="5.819cm" svg:y="5.026cm" svg:viewBox="0 0 991 680" draw:points="990,669 498,0 0,679">
            <text:p/>
          </draw:polyline>
        </draw:g>
        <draw:custom-shape draw:style-name="gr56" draw:text-style-name="P1" draw:layer="layout" svg:width="4.054cm" svg:height="4.053cm" svg:x="7.041cm" svg:y="7.621cm">
          <text:p/>
          <draw:enhanced-geometry svg:viewBox="0 0 21600 21600" draw:glue-points="10800 0 3160 3160 0 10800 3160 18440 10800 21600 18440 18440 21600 10800 18440 3160" draw:text-areas="3200 3200 18400 18400" draw:type="ellipse"/>
        </draw:custom-shape>
        <draw:path draw:style-name="gr57" draw:text-style-name="P1" draw:layer="layout" svg:width="2.168cm" svg:height="2.596cm" svg:x="7.629cm" svg:y="8.102cm" svg:viewBox="0 0 2169 2597" svg:d="m2168 414c-85-239-1311-538-1052-361 266 181-960 66-868 302 118 301-106 307-208 631-56 177-141 831 422 1112l997 498">
          <text:p/>
        </draw:path>
        <draw:frame draw:style-name="gr8" draw:text-style-name="P3" draw:layer="layout" svg:width="7.479cm" svg:height="1.715cm" svg:x="9.079cm" svg:y="1.92cm">
          <draw:text-box>
            <text:p text:style-name="P2"><text:span text:style-name="T1">L'ADN viral s'incorpore</text:span></text:p>
            <text:p text:style-name="P2"><text:span text:style-name="T1">au noyau cellulaire</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9" draw:style-name="dp1" draw:master-page-name="Standard">
        <office:forms form:automatic-focus="false" form:apply-design-mode="false"/>
        <draw:custom-shape draw:style-name="gr58"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60" draw:text-style-name="P1" draw:layer="layout" svg:width="2.42cm" svg:height="2.303cm" svg:x="7.377cm" svg:y="8.104cm" svg:viewBox="0 0 2421 2304" svg:d="m2420 414c-85-239-1311-537-1052-360 266 180-960 65-868 301 118 301-380 246-482 570-56 177 10 723 331 910l810 468">
          <text:p/>
        </draw:path>
        <draw:rect draw:style-name="gr61" draw:text-style-name="P1" draw:layer="layout" svg:width="0.187cm" svg:height="0.78cm" svg:x="10.82cm" svg:y="6.861cm">
          <text:p/>
        </draw:rect>
        <draw:custom-shape draw:style-name="gr62" draw:text-style-name="P1" draw:layer="layout" svg:width="0.826cm" svg:height="0.825cm" svg:x="10.48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63" draw:text-style-name="P1" draw:layer="layout" svg:width="0.328cm" svg:height="0.223cm" svg:x="10.492cm" svg:y="7.421cm" svg:viewBox="0 0 329 224" draw:points="328,220 164,0 0,223">
            <text:p/>
          </draw:polyline>
          <draw:polyline draw:style-name="gr64" draw:text-style-name="P1" draw:layer="layout" svg:width="0.327cm" svg:height="0.223cm" svg:x="10.997cm" svg:y="7.421cm" svg:viewBox="0 0 328 224" draw:points="327,220 164,0 0,223">
            <text:p/>
          </draw:polyline>
        </draw:g>
        <draw:frame draw:style-name="gr8" draw:text-style-name="P9" draw:layer="layout" svg:width="6.259cm" svg:height="1.715cm" svg:x="9.079cm" svg:y="1.919cm">
          <draw:text-box>
            <text:p text:style-name="P8"><text:span text:style-name="T4">La cellule fabrique </text:span></text:p>
            <text:p text:style-name="P8"><text:span text:style-name="T4">des virus</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10" draw:style-name="dp1" draw:master-page-name="Standard">
        <office:forms form:automatic-focus="false" form:apply-design-mode="false"/>
        <draw:custom-shape draw:style-name="gr65" draw:text-style-name="P1" draw:layer="layout" svg:width="14cm" svg:height="7.18cm" svg:x="1.339cm" svg:y="5.85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1" draw:layer="layout" svg:width="4.054cm" svg:height="4.05cm" svg:x="7.041cm" svg:y="7.623cm">
          <text:p/>
          <draw:enhanced-geometry svg:viewBox="0 0 21600 21600" draw:glue-points="10800 0 3160 3160 0 10800 3160 18440 10800 21600 18440 18440 21600 10800 18440 3160" draw:text-areas="3200 3200 18400 18400" draw:type="ellipse"/>
        </draw:custom-shape>
        <draw:path draw:style-name="gr67" draw:text-style-name="P1" draw:layer="layout" svg:width="2.42cm" svg:height="2.303cm" svg:x="7.377cm" svg:y="8.103cm" svg:viewBox="0 0 2421 2304" svg:d="m2420 414c-85-239-1311-537-1052-360 266 180-960 65-868 301 118 301-380 246-482 570-56 177 10 723 331 910l810 468">
          <text:p/>
        </draw:path>
        <draw:rect draw:style-name="gr68" draw:text-style-name="P1" draw:layer="layout" svg:width="0.187cm" svg:height="0.78cm" svg:x="10.82cm" svg:y="6.86cm">
          <text:p/>
        </draw:rect>
        <draw:custom-shape draw:style-name="gr69" draw:text-style-name="P1" draw:layer="layout" svg:width="0.826cm" svg:height="0.825cm" svg:x="10.489cm" svg:y="6.1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70" draw:text-style-name="P1" draw:layer="layout" svg:width="0.328cm" svg:height="0.223cm" svg:x="10.492cm" svg:y="7.42cm" svg:viewBox="0 0 329 224" draw:points="328,220 164,0 0,223">
            <text:p/>
          </draw:polyline>
          <draw:polyline draw:style-name="gr71" draw:text-style-name="P1" draw:layer="layout" svg:width="0.327cm" svg:height="0.223cm" svg:x="10.997cm" svg:y="7.42cm" svg:viewBox="0 0 328 224" draw:points="327,220 164,0 0,223">
            <text:p/>
          </draw:polyline>
        </draw:g>
        <draw:rect draw:style-name="gr72" draw:text-style-name="P1" draw:layer="layout" svg:width="0.187cm" svg:height="0.779cm" svg:x="6.373cm" svg:y="11.117cm">
          <text:p/>
        </draw:rect>
        <draw:custom-shape draw:style-name="gr73" draw:text-style-name="P1" draw:layer="layout" svg:width="0.826cm" svg:height="0.825cm" svg:x="6.042cm" svg:y="10.45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74" draw:text-style-name="P1" draw:layer="layout" svg:width="0.328cm" svg:height="0.222cm" svg:x="6.045cm" svg:y="11.677cm" svg:viewBox="0 0 329 223" draw:points="328,219 164,0 0,222">
            <text:p/>
          </draw:polyline>
          <draw:polyline draw:style-name="gr75" draw:text-style-name="P1" draw:layer="layout" svg:width="0.327cm" svg:height="0.222cm" svg:x="6.55cm" svg:y="11.677cm" svg:viewBox="0 0 328 223" draw:points="327,219 164,0 0,222">
            <text:p/>
          </draw:polyline>
        </draw:g>
        <draw:frame draw:style-name="gr8" draw:text-style-name="P3" draw:layer="layout" svg:width="6.259cm" svg:height="1.715cm" svg:x="9.079cm" svg:y="1.918cm">
          <draw:text-box>
            <text:p text:style-name="P2"><text:span text:style-name="T1">La cellule fabrique </text:span></text:p>
            <text:p text:style-name="P2"><text:span text:style-name="T1">des virus</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11" draw:style-name="dp1" draw:master-page-name="Standard">
        <office:forms form:automatic-focus="false" form:apply-design-mode="false"/>
        <draw:custom-shape draw:style-name="gr76"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78" draw:text-style-name="P1" draw:layer="layout" svg:width="2.42cm" svg:height="2.303cm" svg:x="7.377cm" svg:y="8.104cm" svg:viewBox="0 0 2421 2304" svg:d="m2420 414c-85-239-1311-537-1052-360 266 180-960 65-868 301 118 301-380 246-482 570-56 177 10 723 331 910l810 468">
          <text:p/>
        </draw:path>
        <draw:rect draw:style-name="gr79" draw:text-style-name="P1" draw:layer="layout" svg:width="0.187cm" svg:height="0.78cm" svg:x="10.82cm" svg:y="6.861cm">
          <text:p/>
        </draw:rect>
        <draw:custom-shape draw:style-name="gr80" draw:text-style-name="P1" draw:layer="layout" svg:width="0.826cm" svg:height="0.825cm" svg:x="10.48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81" draw:text-style-name="P1" draw:layer="layout" svg:width="0.328cm" svg:height="0.223cm" svg:x="10.492cm" svg:y="7.421cm" svg:viewBox="0 0 329 224" draw:points="328,220 164,0 0,223">
            <text:p/>
          </draw:polyline>
          <draw:polyline draw:style-name="gr82" draw:text-style-name="P1" draw:layer="layout" svg:width="0.327cm" svg:height="0.223cm" svg:x="10.997cm" svg:y="7.421cm" svg:viewBox="0 0 328 224" draw:points="327,220 164,0 0,223">
            <text:p/>
          </draw:polyline>
        </draw:g>
        <draw:rect draw:style-name="gr83" draw:text-style-name="P1" draw:layer="layout" svg:width="0.156cm" svg:height="0.653cm" draw:transform="skewX (-0.002617993877991) rotate (0.0214675497995262) translate (3.936cm 9.783cm)">
          <text:p/>
        </draw:rect>
        <draw:custom-shape draw:style-name="gr84" draw:text-style-name="P1" draw:layer="layout" svg:width="0.826cm" svg:height="0.825cm" draw:transform="rotate (0.0251327412287136) translate (3.584cm 9.0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85" draw:text-style-name="P1" draw:layer="layout" svg:width="0.328cm" svg:height="0.221cm" draw:transform="rotate (0.0274016692563058) translate (3.617cm 10.291cm)" svg:viewBox="0 0 329 222" draw:points="328,217 167,0 0,221">
            <text:p/>
          </draw:polyline>
          <draw:polyline draw:style-name="gr86" draw:text-style-name="P1" draw:layer="layout" svg:width="0.329cm" svg:height="0.221cm" draw:transform="skewX (0.00453785605518441) rotate (0.030543261909895) translate (4.122cm 10.278cm)" svg:viewBox="0 0 330 222" draw:points="329,221 166,0 0,221">
            <text:p/>
          </draw:polyline>
        </draw:g>
        <draw:rect draw:style-name="gr87" draw:text-style-name="P1" draw:layer="layout" svg:width="0.187cm" svg:height="0.779cm" svg:x="6.373cm" svg:y="11.118cm">
          <text:p/>
        </draw:rect>
        <draw:custom-shape draw:style-name="gr88" draw:text-style-name="P1" draw:layer="layout" svg:width="0.826cm" svg:height="0.825cm" svg:x="6.042cm" svg:y="10.4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89" draw:text-style-name="P1" draw:layer="layout" svg:width="0.328cm" svg:height="0.222cm" svg:x="6.045cm" svg:y="11.678cm" svg:viewBox="0 0 329 223" draw:points="328,219 164,0 0,222">
            <text:p/>
          </draw:polyline>
          <draw:polyline draw:style-name="gr90" draw:text-style-name="P1" draw:layer="layout" svg:width="0.327cm" svg:height="0.222cm" svg:x="6.55cm" svg:y="11.678cm" svg:viewBox="0 0 328 223" draw:points="327,219 164,0 0,222">
            <text:p/>
          </draw:polyline>
        </draw:g>
        <draw:frame draw:style-name="gr8" draw:text-style-name="P3" draw:layer="layout" svg:width="6.259cm" svg:height="1.715cm" svg:x="9.08cm" svg:y="1.919cm">
          <draw:text-box>
            <text:p text:style-name="P2"><text:span text:style-name="T1">La cellule fabrique </text:span></text:p>
            <text:p text:style-name="P2"><text:span text:style-name="T1">des virus</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12" draw:style-name="dp1" draw:master-page-name="Standard">
        <office:forms form:automatic-focus="false" form:apply-design-mode="false"/>
        <draw:custom-shape draw:style-name="gr91"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93" draw:text-style-name="P1" draw:layer="layout" svg:width="2.42cm" svg:height="2.303cm" svg:x="7.377cm" svg:y="8.104cm" svg:viewBox="0 0 2421 2304" svg:d="m2420 414c-85-239-1311-537-1052-360 266 180-960 65-868 301 118 301-380 246-482 570-56 177 10 723 331 910l810 468">
          <text:p/>
        </draw:path>
        <draw:rect draw:style-name="gr94" draw:text-style-name="P1" draw:layer="layout" svg:width="0.187cm" svg:height="0.78cm" svg:x="10.82cm" svg:y="6.861cm">
          <text:p/>
        </draw:rect>
        <draw:custom-shape draw:style-name="gr95" draw:text-style-name="P1" draw:layer="layout" svg:width="0.826cm" svg:height="0.825cm" svg:x="10.48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96" draw:text-style-name="P1" draw:layer="layout" svg:width="0.328cm" svg:height="0.223cm" svg:x="10.492cm" svg:y="7.421cm" svg:viewBox="0 0 329 224" draw:points="328,220 164,0 0,223">
            <text:p/>
          </draw:polyline>
          <draw:polyline draw:style-name="gr97" draw:text-style-name="P1" draw:layer="layout" svg:width="0.327cm" svg:height="0.223cm" svg:x="10.997cm" svg:y="7.421cm" svg:viewBox="0 0 328 224" draw:points="327,220 164,0 0,223">
            <text:p/>
          </draw:polyline>
        </draw:g>
        <draw:rect draw:style-name="gr98" draw:text-style-name="P1" draw:layer="layout" svg:width="0.156cm" svg:height="0.653cm" draw:transform="skewX (-0.002617993877991) rotate (0.0214675497995262) translate (3.936cm 9.783cm)">
          <text:p/>
        </draw:rect>
        <draw:custom-shape draw:style-name="gr99" draw:text-style-name="P1" draw:layer="layout" svg:width="0.826cm" svg:height="0.825cm" draw:transform="rotate (0.0251327412287136) translate (3.584cm 9.0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00" draw:text-style-name="P1" draw:layer="layout" svg:width="0.328cm" svg:height="0.221cm" draw:transform="rotate (0.0274016692563058) translate (3.617cm 10.291cm)" svg:viewBox="0 0 329 222" draw:points="328,217 167,0 0,221">
            <text:p/>
          </draw:polyline>
          <draw:polyline draw:style-name="gr101" draw:text-style-name="P1" draw:layer="layout" svg:width="0.329cm" svg:height="0.221cm" draw:transform="skewX (0.00453785605518441) rotate (0.030543261909895) translate (4.122cm 10.278cm)" svg:viewBox="0 0 330 222" draw:points="329,221 166,0 0,221">
            <text:p/>
          </draw:polyline>
        </draw:g>
        <draw:rect draw:style-name="gr102" draw:text-style-name="P1" draw:layer="layout" svg:width="0.186cm" svg:height="0.779cm" draw:transform="skewX (-0.00645771823237784) rotate (0.456403599396431) translate (12.599cm 9.222cm)">
          <text:p/>
        </draw:rect>
        <draw:custom-shape draw:style-name="gr103" draw:text-style-name="P1" draw:layer="layout" svg:width="0.825cm" svg:height="0.825cm" draw:transform="rotate (0.462861317628809) translate (12.006cm 8.7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04" draw:text-style-name="P1" draw:layer="layout" svg:width="0.328cm" svg:height="0.223cm" draw:transform="skewX (0.0134390352403538) rotate (0.467748239534392) translate (12.558cm 9.867cm)" svg:viewBox="0 0 329 224" draw:points="328,219 160,0 0,223">
            <text:p/>
          </draw:polyline>
          <draw:polyline draw:style-name="gr105" draw:text-style-name="P1" draw:layer="layout" svg:width="0.327cm" svg:height="0.222cm" draw:transform="skewX (0.0134390352403538) rotate (0.467748239534392) translate (13.01cm 9.642cm)" svg:viewBox="0 0 328 223" draw:points="327,221 161,0 0,222">
            <text:p/>
          </draw:polyline>
        </draw:g>
        <draw:rect draw:style-name="gr106" draw:text-style-name="P1" draw:layer="layout" svg:width="0.187cm" svg:height="0.779cm" svg:x="6.373cm" svg:y="11.118cm">
          <text:p/>
        </draw:rect>
        <draw:custom-shape draw:style-name="gr107" draw:text-style-name="P1" draw:layer="layout" svg:width="0.826cm" svg:height="0.825cm" svg:x="6.042cm" svg:y="10.4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08" draw:text-style-name="P1" draw:layer="layout" svg:width="0.328cm" svg:height="0.222cm" svg:x="6.045cm" svg:y="11.678cm" svg:viewBox="0 0 329 223" draw:points="328,219 164,0 0,222">
            <text:p/>
          </draw:polyline>
          <draw:polyline draw:style-name="gr109" draw:text-style-name="P1" draw:layer="layout" svg:width="0.327cm" svg:height="0.222cm" svg:x="6.55cm" svg:y="11.678cm" svg:viewBox="0 0 328 223" draw:points="327,219 164,0 0,222">
            <text:p/>
          </draw:polyline>
        </draw:g>
        <draw:custom-shape draw:style-name="gr110" draw:text-style-name="P1" draw:layer="layout" svg:width="14cm" svg:height="7.18cm" svg:x="1.339cm" svg:y="15.22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4.054cm" svg:height="4.05cm" svg:x="7.041cm" svg:y="16.993cm">
          <text:p/>
          <draw:enhanced-geometry svg:viewBox="0 0 21600 21600" draw:glue-points="10800 0 3160 3160 0 10800 3160 18440 10800 21600 18440 18440 21600 10800 18440 3160" draw:text-areas="3200 3200 18400 18400" draw:type="ellipse"/>
        </draw:custom-shape>
        <draw:frame draw:style-name="gr8" draw:text-style-name="P3" draw:layer="layout" svg:width="6.259cm" svg:height="1.715cm" svg:x="9.08cm" svg:y="1.919cm">
          <draw:text-box>
            <text:p text:style-name="P2"><text:span text:style-name="T1">La cellule fabrique </text:span></text:p>
            <text:p text:style-name="P2"><text:span text:style-name="T1">des virus</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13" draw:style-name="dp1" draw:master-page-name="Standard">
        <office:forms form:automatic-focus="false" form:apply-design-mode="false"/>
        <draw:custom-shape draw:style-name="gr112"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114" draw:text-style-name="P1" draw:layer="layout" svg:width="2.42cm" svg:height="2.303cm" svg:x="7.377cm" svg:y="8.104cm" svg:viewBox="0 0 2421 2304" svg:d="m2420 414c-85-239-1311-537-1052-360 266 180-960 65-868 301 118 301-380 246-482 570-56 177 10 723 331 910l810 468">
          <text:p/>
        </draw:path>
        <draw:rect draw:style-name="gr115" draw:text-style-name="P1" draw:layer="layout" svg:width="0.187cm" svg:height="0.78cm" svg:x="10.82cm" svg:y="6.861cm">
          <text:p/>
        </draw:rect>
        <draw:custom-shape draw:style-name="gr116" draw:text-style-name="P1" draw:layer="layout" svg:width="0.826cm" svg:height="0.825cm" svg:x="10.48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17" draw:text-style-name="P1" draw:layer="layout" svg:width="0.328cm" svg:height="0.223cm" svg:x="10.492cm" svg:y="7.421cm" svg:viewBox="0 0 329 224" draw:points="328,220 164,0 0,223">
            <text:p/>
          </draw:polyline>
          <draw:polyline draw:style-name="gr118" draw:text-style-name="P1" draw:layer="layout" svg:width="0.327cm" svg:height="0.223cm" svg:x="10.997cm" svg:y="7.421cm" svg:viewBox="0 0 328 224" draw:points="327,220 164,0 0,223">
            <text:p/>
          </draw:polyline>
        </draw:g>
        <draw:rect draw:style-name="gr119" draw:text-style-name="P1" draw:layer="layout" svg:width="0.156cm" svg:height="0.653cm" draw:transform="skewX (-0.002617993877991) rotate (0.0214675497995262) translate (3.936cm 9.783cm)">
          <text:p/>
        </draw:rect>
        <draw:custom-shape draw:style-name="gr120" draw:text-style-name="P1" draw:layer="layout" svg:width="0.826cm" svg:height="0.825cm" draw:transform="rotate (0.0251327412287136) translate (3.584cm 9.0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21" draw:text-style-name="P1" draw:layer="layout" svg:width="0.328cm" svg:height="0.221cm" draw:transform="rotate (0.0274016692563058) translate (3.617cm 10.291cm)" svg:viewBox="0 0 329 222" draw:points="328,217 167,0 0,221">
            <text:p/>
          </draw:polyline>
          <draw:polyline draw:style-name="gr122" draw:text-style-name="P1" draw:layer="layout" svg:width="0.329cm" svg:height="0.221cm" draw:transform="skewX (0.00453785605518441) rotate (0.030543261909895) translate (4.122cm 10.278cm)" svg:viewBox="0 0 330 222" draw:points="329,221 166,0 0,221">
            <text:p/>
          </draw:polyline>
        </draw:g>
        <draw:rect draw:style-name="gr123" draw:text-style-name="P1" draw:layer="layout" svg:width="0.186cm" svg:height="0.779cm" draw:transform="skewX (-0.00645771823237784) rotate (0.456403599396431) translate (12.599cm 9.222cm)">
          <text:p/>
        </draw:rect>
        <draw:custom-shape draw:style-name="gr124" draw:text-style-name="P1" draw:layer="layout" svg:width="0.825cm" svg:height="0.825cm" draw:transform="rotate (0.462861317628809) translate (12.006cm 8.7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25" draw:text-style-name="P1" draw:layer="layout" svg:width="0.328cm" svg:height="0.223cm" draw:transform="skewX (0.0134390352403538) rotate (0.467748239534392) translate (12.558cm 9.867cm)" svg:viewBox="0 0 329 224" draw:points="328,219 160,0 0,223">
            <text:p/>
          </draw:polyline>
          <draw:polyline draw:style-name="gr126" draw:text-style-name="P1" draw:layer="layout" svg:width="0.327cm" svg:height="0.222cm" draw:transform="skewX (0.0134390352403538) rotate (0.467748239534392) translate (13.01cm 9.642cm)" svg:viewBox="0 0 328 223" draw:points="327,221 161,0 0,222">
            <text:p/>
          </draw:polyline>
        </draw:g>
        <draw:rect draw:style-name="gr127" draw:text-style-name="P1" draw:layer="layout" svg:width="0.187cm" svg:height="0.779cm" svg:x="6.373cm" svg:y="11.118cm">
          <text:p/>
        </draw:rect>
        <draw:custom-shape draw:style-name="gr128" draw:text-style-name="P1" draw:layer="layout" svg:width="0.826cm" svg:height="0.825cm" svg:x="6.042cm" svg:y="10.4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29" draw:text-style-name="P1" draw:layer="layout" svg:width="0.328cm" svg:height="0.222cm" svg:x="6.045cm" svg:y="11.678cm" svg:viewBox="0 0 329 223" draw:points="328,219 164,0 0,222">
            <text:p/>
          </draw:polyline>
          <draw:polyline draw:style-name="gr130" draw:text-style-name="P1" draw:layer="layout" svg:width="0.327cm" svg:height="0.222cm" svg:x="6.55cm" svg:y="11.678cm" svg:viewBox="0 0 328 223" draw:points="327,219 164,0 0,222">
            <text:p/>
          </draw:polyline>
        </draw:g>
        <draw:rect draw:style-name="gr131" draw:text-style-name="P1" draw:layer="layout" svg:width="0.187cm" svg:height="0.779cm" svg:x="11.629cm" svg:y="11.658cm">
          <text:p/>
        </draw:rect>
        <draw:custom-shape draw:style-name="gr132" draw:text-style-name="P1" draw:layer="layout" svg:width="0.826cm" svg:height="0.825cm" svg:x="11.298cm" svg:y="10.99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33" draw:text-style-name="P1" draw:layer="layout" svg:width="0.327cm" svg:height="0.222cm" svg:x="11.302cm" svg:y="12.218cm" svg:viewBox="0 0 328 223" draw:points="327,219 163,0 0,222">
            <text:p/>
          </draw:polyline>
          <draw:polyline draw:style-name="gr134" draw:text-style-name="P1" draw:layer="layout" svg:width="0.328cm" svg:height="0.222cm" svg:x="11.806cm" svg:y="12.218cm" svg:viewBox="0 0 329 223" draw:points="328,219 164,0 0,222">
            <text:p/>
          </draw:polyline>
        </draw:g>
        <draw:custom-shape draw:style-name="gr135" draw:text-style-name="P1" draw:layer="layout" svg:width="14cm" svg:height="7.18cm" svg:x="1.369cm" svg:y="15.22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4.054cm" svg:height="4.05cm" svg:x="7.041cm" svg:y="16.993cm">
          <text:p/>
          <draw:enhanced-geometry svg:viewBox="0 0 21600 21600" draw:glue-points="10800 0 3160 3160 0 10800 3160 18440 10800 21600 18440 18440 21600 10800 18440 3160" draw:text-areas="3200 3200 18400 18400" draw:type="ellipse"/>
        </draw:custom-shape>
        <draw:frame draw:style-name="gr8" draw:text-style-name="P3" draw:layer="layout" svg:width="6.259cm" svg:height="1.715cm" svg:x="9.08cm" svg:y="1.919cm">
          <draw:text-box>
            <text:p text:style-name="P2"><text:span text:style-name="T1">La cellule fabrique </text:span></text:p>
            <text:p text:style-name="P2"><text:span text:style-name="T1">des virus</text:span></text:p>
          </draw:text-box>
        </draw:frame>
        <draw:frame draw:style-name="gr8" draw:text-style-name="P7" draw:layer="layout" svg:width="6.839cm" svg:height="0.983cm" svg:x="14.93cm" svg:y="16.849cm">
          <draw:text-box>
            <text:p text:style-name="P6"><text:span text:style-name="T3">Cliquer pour avancer</text:span></text:p>
          </draw:text-box>
        </draw:frame>
      </draw:page>
      <draw:page draw:name="page14" draw:style-name="dp1" draw:master-page-name="Standard">
        <office:forms form:automatic-focus="false" form:apply-design-mode="false"/>
        <draw:custom-shape draw:style-name="gr137"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139" draw:text-style-name="P1" draw:layer="layout" svg:width="2.42cm" svg:height="2.303cm" svg:x="7.377cm" svg:y="8.104cm" svg:viewBox="0 0 2421 2304" svg:d="m2420 414c-85-239-1311-537-1052-360 266 180-960 65-868 301 118 301-380 246-482 570-56 177 10 723 331 910l810 468">
          <text:p/>
        </draw:path>
        <draw:rect draw:style-name="gr140" draw:text-style-name="P1" draw:layer="layout" svg:width="0.187cm" svg:height="0.779cm" draw:transform="skewX (-0.00645771823237777) rotate (0.660607121879729) translate (4.793cm 7.474cm)">
          <text:p/>
        </draw:rect>
        <draw:custom-shape draw:style-name="gr141" draw:text-style-name="P1" draw:layer="layout" svg:width="0.826cm" svg:height="0.826cm" draw:transform="skewX (-0.00122173047639581) rotate (0.667413905962505) translate (4.121cm 7.15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42" draw:text-style-name="P1" draw:layer="layout" svg:width="0.329cm" svg:height="0.22cm" draw:transform="rotate (0.666715774261708) translate (4.883cm 8.119cm)" svg:viewBox="0 0 330 221" draw:points="329,217 166,0 0,220">
            <text:p/>
          </draw:polyline>
          <draw:polyline draw:style-name="gr143" draw:text-style-name="P1" draw:layer="layout" svg:width="0.326cm" svg:height="0.221cm" draw:transform="skewX (-0.0045378560551845) rotate (0.664795912084515) translate (5.279cm 7.805cm)" svg:viewBox="0 0 327 222" draw:points="326,219 165,0 0,221">
            <text:p/>
          </draw:polyline>
        </draw:g>
        <draw:rect draw:style-name="gr144" draw:text-style-name="P1" draw:layer="layout" svg:width="0.187cm" svg:height="0.78cm" svg:x="10.82cm" svg:y="6.861cm">
          <text:p/>
        </draw:rect>
        <draw:custom-shape draw:style-name="gr145" draw:text-style-name="P1" draw:layer="layout" svg:width="0.826cm" svg:height="0.825cm" svg:x="10.48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46" draw:text-style-name="P1" draw:layer="layout" svg:width="0.328cm" svg:height="0.223cm" svg:x="10.492cm" svg:y="7.421cm" svg:viewBox="0 0 329 224" draw:points="328,220 164,0 0,223">
            <text:p/>
          </draw:polyline>
          <draw:polyline draw:style-name="gr147" draw:text-style-name="P1" draw:layer="layout" svg:width="0.327cm" svg:height="0.223cm" svg:x="10.997cm" svg:y="7.421cm" svg:viewBox="0 0 328 224" draw:points="327,220 164,0 0,223">
            <text:p/>
          </draw:polyline>
        </draw:g>
        <draw:rect draw:style-name="gr148" draw:text-style-name="P1" draw:layer="layout" svg:width="0.156cm" svg:height="0.653cm" draw:transform="skewX (-0.002617993877991) rotate (0.0214675497995262) translate (3.936cm 9.783cm)">
          <text:p/>
        </draw:rect>
        <draw:custom-shape draw:style-name="gr149" draw:text-style-name="P1" draw:layer="layout" svg:width="0.826cm" svg:height="0.825cm" draw:transform="rotate (0.0251327412287136) translate (3.584cm 9.0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50" draw:text-style-name="P1" draw:layer="layout" svg:width="0.328cm" svg:height="0.221cm" draw:transform="rotate (0.0274016692563058) translate (3.617cm 10.291cm)" svg:viewBox="0 0 329 222" draw:points="328,217 167,0 0,221">
            <text:p/>
          </draw:polyline>
          <draw:polyline draw:style-name="gr151" draw:text-style-name="P1" draw:layer="layout" svg:width="0.329cm" svg:height="0.221cm" draw:transform="skewX (0.00453785605518441) rotate (0.030543261909895) translate (4.122cm 10.278cm)" svg:viewBox="0 0 330 222" draw:points="329,221 166,0 0,221">
            <text:p/>
          </draw:polyline>
        </draw:g>
        <draw:rect draw:style-name="gr152" draw:text-style-name="P1" draw:layer="layout" svg:width="0.186cm" svg:height="0.779cm" draw:transform="skewX (-0.00645771823237784) rotate (0.456403599396431) translate (12.599cm 9.222cm)">
          <text:p/>
        </draw:rect>
        <draw:custom-shape draw:style-name="gr153" draw:text-style-name="P1" draw:layer="layout" svg:width="0.825cm" svg:height="0.825cm" draw:transform="rotate (0.462861317628809) translate (12.006cm 8.7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54" draw:text-style-name="P1" draw:layer="layout" svg:width="0.328cm" svg:height="0.223cm" draw:transform="skewX (0.0134390352403538) rotate (0.467748239534392) translate (12.558cm 9.867cm)" svg:viewBox="0 0 329 224" draw:points="328,219 160,0 0,223">
            <text:p/>
          </draw:polyline>
          <draw:polyline draw:style-name="gr155" draw:text-style-name="P1" draw:layer="layout" svg:width="0.327cm" svg:height="0.222cm" draw:transform="skewX (0.0134390352403538) rotate (0.467748239534392) translate (13.01cm 9.642cm)" svg:viewBox="0 0 328 223" draw:points="327,221 161,0 0,222">
            <text:p/>
          </draw:polyline>
        </draw:g>
        <draw:rect draw:style-name="gr156" draw:text-style-name="P1" draw:layer="layout" svg:width="0.187cm" svg:height="0.779cm" svg:x="6.373cm" svg:y="11.118cm">
          <text:p/>
        </draw:rect>
        <draw:custom-shape draw:style-name="gr157" draw:text-style-name="P1" draw:layer="layout" svg:width="0.826cm" svg:height="0.825cm" svg:x="6.042cm" svg:y="10.4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58" draw:text-style-name="P1" draw:layer="layout" svg:width="0.328cm" svg:height="0.222cm" svg:x="6.045cm" svg:y="11.678cm" svg:viewBox="0 0 329 223" draw:points="328,219 164,0 0,222">
            <text:p/>
          </draw:polyline>
          <draw:polyline draw:style-name="gr159" draw:text-style-name="P1" draw:layer="layout" svg:width="0.327cm" svg:height="0.222cm" svg:x="6.55cm" svg:y="11.678cm" svg:viewBox="0 0 328 223" draw:points="327,219 164,0 0,222">
            <text:p/>
          </draw:polyline>
        </draw:g>
        <draw:rect draw:style-name="gr160" draw:text-style-name="P1" draw:layer="layout" svg:width="0.187cm" svg:height="0.779cm" svg:x="11.629cm" svg:y="11.658cm">
          <text:p/>
        </draw:rect>
        <draw:custom-shape draw:style-name="gr161" draw:text-style-name="P1" draw:layer="layout" svg:width="0.826cm" svg:height="0.825cm" svg:x="11.298cm" svg:y="10.99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62" draw:text-style-name="P1" draw:layer="layout" svg:width="0.327cm" svg:height="0.222cm" svg:x="11.302cm" svg:y="12.218cm" svg:viewBox="0 0 328 223" draw:points="327,219 163,0 0,222">
            <text:p/>
          </draw:polyline>
          <draw:polyline draw:style-name="gr163" draw:text-style-name="P1" draw:layer="layout" svg:width="0.328cm" svg:height="0.222cm" svg:x="11.806cm" svg:y="12.218cm" svg:viewBox="0 0 329 223" draw:points="328,219 164,0 0,222">
            <text:p/>
          </draw:polyline>
        </draw:g>
        <draw:custom-shape draw:style-name="gr164" draw:text-style-name="P1" draw:layer="layout" svg:width="14cm" svg:height="7.18cm" svg:x="1.339cm" svg:y="15.22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1" draw:layer="layout" svg:width="4.054cm" svg:height="4.05cm" svg:x="7.041cm" svg:y="16.993cm">
          <text:p/>
          <draw:enhanced-geometry svg:viewBox="0 0 21600 21600" draw:glue-points="10800 0 3160 3160 0 10800 3160 18440 10800 21600 18440 18440 21600 10800 18440 3160" draw:text-areas="3200 3200 18400 18400" draw:type="ellipse"/>
        </draw:custom-shape>
        <draw:frame draw:style-name="gr8" draw:text-style-name="P7" draw:layer="layout" svg:width="6.839cm" svg:height="0.983cm" svg:x="14.929cm" svg:y="16.848cm">
          <draw:text-box>
            <text:p text:style-name="P6"><text:span text:style-name="T3">Cliquer pour avancer</text:span></text:p>
          </draw:text-box>
        </draw:frame>
        <draw:frame draw:style-name="gr8" draw:text-style-name="P9" draw:layer="layout" svg:width="6.259cm" svg:height="1.715cm" svg:x="9.08cm" svg:y="1.919cm">
          <draw:text-box>
            <text:p text:style-name="P8"><text:span text:style-name="T4">La cellule fabrique </text:span></text:p>
            <text:p text:style-name="P8"><text:span text:style-name="T4">des virus</text:span></text:p>
          </draw:text-box>
        </draw:frame>
      </draw:page>
      <draw:page draw:name="page15" draw:style-name="dp1" draw:master-page-name="Standard">
        <office:forms form:automatic-focus="false" form:apply-design-mode="false"/>
        <draw:custom-shape draw:style-name="gr166" draw:text-style-name="P1" draw:layer="layout" svg:width="14cm" svg:height="7.18cm" svg:x="1.339cm" svg:y="5.853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1" draw:layer="layout" svg:width="4.054cm" svg:height="4.05cm" svg:x="7.041cm" svg:y="7.624cm">
          <text:p/>
          <draw:enhanced-geometry svg:viewBox="0 0 21600 21600" draw:glue-points="10800 0 3160 3160 0 10800 3160 18440 10800 21600 18440 18440 21600 10800 18440 3160" draw:text-areas="3200 3200 18400 18400" draw:type="ellipse"/>
        </draw:custom-shape>
        <draw:path draw:style-name="gr168" draw:text-style-name="P1" draw:layer="layout" svg:width="2.42cm" svg:height="2.303cm" svg:x="7.377cm" svg:y="8.104cm" svg:viewBox="0 0 2421 2304" svg:d="m2420 414c-85-239-1311-537-1052-360 266 180-960 65-868 301 118 301-380 246-482 570-56 177 10 723 331 910l810 468">
          <text:p/>
        </draw:path>
        <draw:custom-shape draw:style-name="gr169" draw:text-style-name="P12" draw:layer="layout" svg:width="2.546cm" svg:height="1.47cm" draw:transform="rotate (-2.37260058516183) translate (12.164cm 13.58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0" draw:text-style-name="P1" draw:layer="layout" svg:width="14cm" svg:height="7.18cm" svg:x="1.339cm" svg:y="15.22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 draw:layer="layout" svg:width="4.054cm" svg:height="4.05cm" svg:x="7.041cm" svg:y="16.993cm">
          <text:p/>
          <draw:enhanced-geometry svg:viewBox="0 0 21600 21600" draw:glue-points="10800 0 3160 3160 0 10800 3160 18440 10800 21600 18440 18440 21600 10800 18440 3160" draw:text-areas="3200 3200 18400 18400" draw:type="ellipse"/>
        </draw:custom-shape>
        <draw:frame draw:style-name="gr8" draw:text-style-name="P9" draw:layer="layout" svg:width="8.279cm" svg:height="1.715cm" svg:x="9.079cm" svg:y="1.919cm">
          <draw:text-box>
            <text:p text:style-name="P8"><text:span text:style-name="T4">... qui infectent à leur tour</text:span></text:p>
            <text:p text:style-name="P8"><text:span text:style-name="T4">une autre cellule</text:span></text:p>
          </draw:text-box>
        </draw:frame>
        <draw:rect draw:style-name="gr172" draw:text-style-name="P1" draw:layer="layout" svg:width="0.187cm" svg:height="0.779cm" draw:transform="skewX (-0.00645771823237777) rotate (0.660607121879729) translate (4.794cm 7.475cm)">
          <text:p/>
        </draw:rect>
        <draw:custom-shape draw:style-name="gr173" draw:text-style-name="P1" draw:layer="layout" svg:width="0.826cm" svg:height="0.826cm" draw:transform="skewX (-0.00122173047639581) rotate (0.667413905962505) translate (4.122cm 7.1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74" draw:text-style-name="P1" draw:layer="layout" svg:width="0.328cm" svg:height="0.22cm" draw:transform="rotate (0.666715774261708) translate (4.885cm 8.12cm)" svg:viewBox="0 0 329 221" draw:points="328,216 165,0 0,220">
            <text:p/>
          </draw:polyline>
          <draw:polyline draw:style-name="gr175" draw:text-style-name="P1" draw:layer="layout" svg:width="0.326cm" svg:height="0.221cm" draw:transform="skewX (-0.0045378560551845) rotate (0.664795912084515) translate (5.28cm 7.806cm)" svg:viewBox="0 0 327 222" draw:points="326,218 165,0 0,221">
            <text:p/>
          </draw:polyline>
        </draw:g>
        <draw:rect draw:style-name="gr176" draw:text-style-name="P1" draw:layer="layout" svg:width="0.187cm" svg:height="0.78cm" svg:x="10.821cm" svg:y="6.862cm">
          <text:p/>
        </draw:rect>
        <draw:custom-shape draw:style-name="gr177" draw:text-style-name="P1" draw:layer="layout" svg:width="0.826cm" svg:height="0.825cm" svg:x="10.49cm" svg:y="6.1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78" draw:text-style-name="P1" draw:layer="layout" svg:width="0.328cm" svg:height="0.223cm" svg:x="10.493cm" svg:y="7.422cm" svg:viewBox="0 0 329 224" draw:points="328,220 164,0 0,223">
            <text:p/>
          </draw:polyline>
          <draw:polyline draw:style-name="gr179" draw:text-style-name="P1" draw:layer="layout" svg:width="0.327cm" svg:height="0.223cm" svg:x="10.998cm" svg:y="7.422cm" svg:viewBox="0 0 328 224" draw:points="327,220 164,0 0,223">
            <text:p/>
          </draw:polyline>
        </draw:g>
        <draw:rect draw:style-name="gr180" draw:text-style-name="P1" draw:layer="layout" svg:width="0.156cm" svg:height="0.653cm" draw:transform="skewX (-0.002617993877991) rotate (0.0214675497995262) translate (3.937cm 9.784cm)">
          <text:p/>
        </draw:rect>
        <draw:custom-shape draw:style-name="gr181" draw:text-style-name="P1" draw:layer="layout" svg:width="0.826cm" svg:height="0.825cm" draw:transform="rotate (0.0251327412287136) translate (3.585cm 9.0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82" draw:text-style-name="P1" draw:layer="layout" svg:width="0.328cm" svg:height="0.221cm" draw:transform="rotate (0.0274016692563058) translate (3.618cm 10.292cm)" svg:viewBox="0 0 329 222" draw:points="328,217 167,0 0,221">
            <text:p/>
          </draw:polyline>
          <draw:polyline draw:style-name="gr183" draw:text-style-name="P1" draw:layer="layout" svg:width="0.329cm" svg:height="0.221cm" draw:transform="skewX (0.00453785605518441) rotate (0.030543261909895) translate (4.123cm 10.279cm)" svg:viewBox="0 0 330 222" draw:points="329,221 166,0 0,221">
            <text:p/>
          </draw:polyline>
        </draw:g>
        <draw:rect draw:style-name="gr184" draw:text-style-name="P1" draw:layer="layout" svg:width="0.186cm" svg:height="0.779cm" draw:transform="skewX (-0.00645771823237784) rotate (0.456403599396431) translate (12.6cm 9.223cm)">
          <text:p/>
        </draw:rect>
        <draw:custom-shape draw:style-name="gr185" draw:text-style-name="P1" draw:layer="layout" svg:width="0.825cm" svg:height="0.825cm" draw:transform="rotate (0.462861317628809) translate (12.007cm 8.77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86" draw:text-style-name="P1" draw:layer="layout" svg:width="0.329cm" svg:height="0.222cm" draw:transform="skewX (0.0134390352403539) rotate (0.467748239534392) translate (12.559cm 9.869cm)" svg:viewBox="0 0 330 223" draw:points="329,219 161,0 0,222">
            <text:p/>
          </draw:polyline>
          <draw:polyline draw:style-name="gr187" draw:text-style-name="P1" draw:layer="layout" svg:width="0.328cm" svg:height="0.222cm" draw:transform="skewX (0.0134390352403538) rotate (0.467748239534392) translate (13.01cm 9.643cm)" svg:viewBox="0 0 329 223" draw:points="328,221 161,0 0,222">
            <text:p/>
          </draw:polyline>
        </draw:g>
        <draw:rect draw:style-name="gr188" draw:text-style-name="P1" draw:layer="layout" svg:width="0.187cm" svg:height="0.779cm" svg:x="6.374cm" svg:y="11.119cm">
          <text:p/>
        </draw:rect>
        <draw:custom-shape draw:style-name="gr189" draw:text-style-name="P1" draw:layer="layout" svg:width="0.826cm" svg:height="0.825cm" svg:x="6.043cm" svg:y="10.4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90" draw:text-style-name="P1" draw:layer="layout" svg:width="0.328cm" svg:height="0.222cm" svg:x="6.046cm" svg:y="11.679cm" svg:viewBox="0 0 329 223" draw:points="328,219 164,0 0,222">
            <text:p/>
          </draw:polyline>
          <draw:polyline draw:style-name="gr191" draw:text-style-name="P1" draw:layer="layout" svg:width="0.327cm" svg:height="0.222cm" svg:x="6.551cm" svg:y="11.679cm" svg:viewBox="0 0 328 223" draw:points="327,219 164,0 0,222">
            <text:p/>
          </draw:polyline>
        </draw:g>
        <draw:rect draw:style-name="gr192" draw:text-style-name="P1" draw:layer="layout" svg:width="0.187cm" svg:height="0.779cm" svg:x="11.63cm" svg:y="11.659cm">
          <text:p/>
        </draw:rect>
        <draw:custom-shape draw:style-name="gr193" draw:text-style-name="P1" draw:layer="layout" svg:width="0.826cm" svg:height="0.825cm" svg:x="11.299cm" svg:y="10.9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194" draw:text-style-name="P1" draw:layer="layout" svg:width="0.327cm" svg:height="0.222cm" svg:x="11.303cm" svg:y="12.219cm" svg:viewBox="0 0 328 223" draw:points="327,219 163,0 0,222">
            <text:p/>
          </draw:polyline>
          <draw:polyline draw:style-name="gr195" draw:text-style-name="P1" draw:layer="layout" svg:width="0.328cm" svg:height="0.222cm" svg:x="11.807cm" svg:y="12.219cm" svg:viewBox="0 0 329 223" draw:points="328,219 164,0 0,222">
            <text:p/>
          </draw:polyline>
        </draw:g>
        <draw:frame draw:style-name="gr8" draw:text-style-name="P7" draw:layer="layout" svg:width="6.839cm" svg:height="0.983cm" svg:x="14.93cm" svg:y="16.849cm">
          <draw:text-box>
            <text:p text:style-name="P6"><text:span text:style-name="T3">Cliquer pour avancer</text:span></text:p>
          </draw:text-box>
        </draw:frame>
      </draw:page>
      <draw:page draw:name="page16" draw:style-name="dp1" draw:master-page-name="Standard">
        <office:forms form:automatic-focus="false" form:apply-design-mode="false"/>
        <draw:custom-shape draw:style-name="gr196" draw:text-style-name="P1" draw:layer="layout" svg:width="14cm" svg:height="7.18cm" svg:x="1.339cm" svg:y="5.852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 draw:layer="layout" svg:width="4.054cm" svg:height="4.05cm" svg:x="7.041cm" svg:y="7.623cm">
          <text:p/>
          <draw:enhanced-geometry svg:viewBox="0 0 21600 21600" draw:glue-points="10800 0 3160 3160 0 10800 3160 18440 10800 21600 18440 18440 21600 10800 18440 3160" draw:text-areas="3200 3200 18400 18400" draw:type="ellipse"/>
        </draw:custom-shape>
        <draw:path draw:style-name="gr198" draw:text-style-name="P1" draw:layer="layout" svg:width="2.42cm" svg:height="2.303cm" svg:x="7.377cm" svg:y="8.103cm" svg:viewBox="0 0 2421 2304" svg:d="m2420 414c-85-239-1311-537-1052-360 266 180-960 65-868 301 118 301-380 246-482 570-56 177 10 723 331 910l810 468">
          <text:p/>
        </draw:path>
        <draw:custom-shape draw:style-name="gr169" draw:text-style-name="P12" draw:layer="layout" svg:width="2.546cm" svg:height="1.47cm" draw:transform="rotate (-2.37260058516183) translate (12.164cm 13.58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9" draw:text-style-name="P1" draw:layer="layout" svg:width="14cm" svg:height="7.18cm" svg:x="1.339cm" svg:y="15.221cm">
          <text:p/>
          <draw:enhanced-geometry svg:viewBox="0 0 21600 21600" draw:path-stretchpoint-x="10800" draw:path-stretchpoint-y="10800" draw:text-areas="?f3 ?f4 ?f5 ?f6" draw:type="round-rectangle" draw:modifiers="10416.04375569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 draw:layer="layout" svg:width="4.054cm" svg:height="4.05cm" svg:x="7.041cm" svg:y="16.992cm">
          <text:p/>
          <draw:enhanced-geometry svg:viewBox="0 0 21600 21600" draw:glue-points="10800 0 3160 3160 0 10800 3160 18440 10800 21600 18440 18440 21600 10800 18440 3160" draw:text-areas="3200 3200 18400 18400" draw:type="ellipse"/>
        </draw:custom-shape>
        <draw:frame draw:style-name="gr8" draw:text-style-name="P3" draw:layer="layout" svg:width="8.279cm" svg:height="1.715cm" svg:x="9.079cm" svg:y="1.918cm">
          <draw:text-box>
            <text:p text:style-name="P2"><text:span text:style-name="T1">... qui infectent à leur tour</text:span></text:p>
            <text:p text:style-name="P2"><text:span text:style-name="T1">une autre cellule</text:span></text:p>
          </draw:text-box>
        </draw:frame>
        <draw:rect draw:style-name="gr201" draw:text-style-name="P1" draw:layer="layout" svg:width="0.187cm" svg:height="0.779cm" draw:transform="skewX (-0.00645771823237777) rotate (0.660607121879729) translate (4.794cm 7.474cm)">
          <text:p/>
        </draw:rect>
        <draw:custom-shape draw:style-name="gr202" draw:text-style-name="P1" draw:layer="layout" svg:width="0.826cm" svg:height="0.826cm" draw:transform="skewX (-0.00122173047639581) rotate (0.667413905962505) translate (4.122cm 7.15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03" draw:text-style-name="P1" draw:layer="layout" svg:width="0.329cm" svg:height="0.22cm" draw:transform="rotate (0.666715774261708) translate (4.884cm 8.119cm)" svg:viewBox="0 0 330 221" draw:points="329,216 166,0 0,220">
            <text:p/>
          </draw:polyline>
          <draw:polyline draw:style-name="gr204" draw:text-style-name="P1" draw:layer="layout" svg:width="0.326cm" svg:height="0.221cm" draw:transform="skewX (-0.0045378560551845) rotate (0.664795912084515) translate (5.28cm 7.805cm)" svg:viewBox="0 0 327 222" draw:points="326,218 165,0 0,221">
            <text:p/>
          </draw:polyline>
        </draw:g>
        <draw:rect draw:style-name="gr205" draw:text-style-name="P1" draw:layer="layout" svg:width="0.187cm" svg:height="0.78cm" svg:x="10.821cm" svg:y="6.861cm">
          <text:p/>
        </draw:rect>
        <draw:custom-shape draw:style-name="gr206" draw:text-style-name="P1" draw:layer="layout" svg:width="0.826cm" svg:height="0.825cm" svg:x="10.49cm" svg:y="6.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07" draw:text-style-name="P1" draw:layer="layout" svg:width="0.328cm" svg:height="0.223cm" svg:x="10.493cm" svg:y="7.421cm" svg:viewBox="0 0 329 224" draw:points="328,220 164,0 0,223">
            <text:p/>
          </draw:polyline>
          <draw:polyline draw:style-name="gr208" draw:text-style-name="P1" draw:layer="layout" svg:width="0.327cm" svg:height="0.223cm" svg:x="10.998cm" svg:y="7.421cm" svg:viewBox="0 0 328 224" draw:points="327,220 164,0 0,223">
            <text:p/>
          </draw:polyline>
        </draw:g>
        <draw:rect draw:style-name="gr209" draw:text-style-name="P1" draw:layer="layout" svg:width="0.156cm" svg:height="0.653cm" draw:transform="skewX (-0.002617993877991) rotate (0.0214675497995262) translate (3.937cm 9.783cm)">
          <text:p/>
        </draw:rect>
        <draw:custom-shape draw:style-name="gr210" draw:text-style-name="P1" draw:layer="layout" svg:width="0.826cm" svg:height="0.825cm" draw:transform="rotate (0.0251327412287136) translate (3.585cm 9.0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11" draw:text-style-name="P1" draw:layer="layout" svg:width="0.328cm" svg:height="0.221cm" draw:transform="rotate (0.0274016692563058) translate (3.618cm 10.291cm)" svg:viewBox="0 0 329 222" draw:points="328,217 167,0 0,221">
            <text:p/>
          </draw:polyline>
          <draw:polyline draw:style-name="gr212" draw:text-style-name="P1" draw:layer="layout" svg:width="0.329cm" svg:height="0.221cm" draw:transform="skewX (0.00453785605518441) rotate (0.030543261909895) translate (4.123cm 10.278cm)" svg:viewBox="0 0 330 222" draw:points="329,221 166,0 0,221">
            <text:p/>
          </draw:polyline>
        </draw:g>
        <draw:rect draw:style-name="gr213" draw:text-style-name="P1" draw:layer="layout" svg:width="0.186cm" svg:height="0.779cm" draw:transform="skewX (-0.00645771823237784) rotate (0.456403599396431) translate (12.6cm 9.222cm)">
          <text:p/>
        </draw:rect>
        <draw:custom-shape draw:style-name="gr214" draw:text-style-name="P1" draw:layer="layout" svg:width="0.825cm" svg:height="0.825cm" draw:transform="rotate (0.462861317628809) translate (12.007cm 8.7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15" draw:text-style-name="P1" draw:layer="layout" svg:width="0.328cm" svg:height="0.222cm" draw:transform="skewX (0.0134390352403538) rotate (0.467748239534392) translate (12.559cm 9.867cm)" svg:viewBox="0 0 329 223" draw:points="328,219 160,0 0,222">
            <text:p/>
          </draw:polyline>
          <draw:polyline draw:style-name="gr216" draw:text-style-name="P1" draw:layer="layout" svg:width="0.327cm" svg:height="0.222cm" draw:transform="skewX (0.0134390352403538) rotate (0.467748239534392) translate (13.011cm 9.641cm)" svg:viewBox="0 0 328 223" draw:points="327,222 161,0 0,222">
            <text:p/>
          </draw:polyline>
        </draw:g>
        <draw:rect draw:style-name="gr217" draw:text-style-name="P1" draw:layer="layout" svg:width="0.187cm" svg:height="0.779cm" svg:x="6.374cm" svg:y="11.118cm">
          <text:p/>
        </draw:rect>
        <draw:custom-shape draw:style-name="gr218" draw:text-style-name="P1" draw:layer="layout" svg:width="0.826cm" svg:height="0.825cm" svg:x="6.043cm" svg:y="10.4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19" draw:text-style-name="P1" draw:layer="layout" svg:width="0.328cm" svg:height="0.222cm" svg:x="6.046cm" svg:y="11.678cm" svg:viewBox="0 0 329 223" draw:points="328,219 164,0 0,222">
            <text:p/>
          </draw:polyline>
          <draw:polyline draw:style-name="gr220" draw:text-style-name="P1" draw:layer="layout" svg:width="0.327cm" svg:height="0.222cm" svg:x="6.551cm" svg:y="11.678cm" svg:viewBox="0 0 328 223" draw:points="327,219 164,0 0,222">
            <text:p/>
          </draw:polyline>
        </draw:g>
        <draw:rect draw:style-name="gr221" draw:text-style-name="P1" draw:layer="layout" svg:width="0.187cm" svg:height="0.779cm" svg:x="11.63cm" svg:y="11.658cm">
          <text:p/>
        </draw:rect>
        <draw:custom-shape draw:style-name="gr222" draw:text-style-name="P1" draw:layer="layout" svg:width="0.826cm" svg:height="0.825cm" svg:x="11.299cm" svg:y="10.99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line draw:style-name="gr223" draw:text-style-name="P1" draw:layer="layout" svg:width="0.327cm" svg:height="0.222cm" svg:x="11.303cm" svg:y="12.218cm" svg:viewBox="0 0 328 223" draw:points="327,219 163,0 0,222">
            <text:p/>
          </draw:polyline>
          <draw:polyline draw:style-name="gr224" draw:text-style-name="P1" draw:layer="layout" svg:width="0.328cm" svg:height="0.222cm" svg:x="11.807cm" svg:y="12.218cm" svg:viewBox="0 0 329 223" draw:points="328,219 164,0 0,222">
            <text:p/>
          </draw:polyline>
        </draw:g>
        <draw:frame draw:style-name="gr8" draw:text-style-name="P14" draw:layer="layout" svg:width="5.535cm" svg:height="2.181cm" svg:x="15.55cm" svg:y="15.89cm">
          <draw:text-box>
            <text:p text:style-name="P13"><text:span text:style-name="T6">Cliquer pour</text:span><text:span text:style-name="T6"><text:line-break/></text:span><text:span text:style-name="T6"> rejou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22cm" fo:margin-bottom="1.629cm" fo:margin-left="0.339cm" fo:margin-right="0.371cm" fo:page-width="22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5-10-31T17:51:08</meta:creation-date>
    <dc:date>2005-10-31T20:34:53</dc:date>
    <dc:language>fr-BE</dc:language>
    <meta:editing-cycles>5</meta:editing-cycles>
    <meta:editing-duration>PT2H44M5S</meta:editing-duration>
    <meta:user-defined meta:name="Info 1"/>
    <meta:user-defined meta:name="Info 2"/>
    <meta:user-defined meta:name="Info 3"/>
    <meta:user-defined meta:name="Info 4"/>
    <meta:document-statistic meta:object-count="299"/>
  </office:meta>
</office:document-meta>
</file>